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solid" style:text-underline-width="auto" style:text-underline-color="font-color" style:font-name-asian="Calibri" style:font-size-asian="11pt" style:font-size-complex="11pt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3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978c8ddebadc346a0d5d74c8a0d8de9a</text:p>
          </table:table-cell>
          <table:table-cell table:style-name="ce35" office:value-type="string" calcext:value-type="string">
            <text:p>移动通信原理与系统</text:p>
          </table:table-cell>
          <table:table-cell table:style-name="ce3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5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4"/>
        <table:table-column table:style-name="co10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81b3309bd5fc13f6fdeb469aa49cf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a1e5aa0ec64e12498c7b42218571ea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d33c75f57cfdaac1baf3abea5c551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64394260f7db6889829df2afb1ca10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a1733016a1308723460dc7305a0f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c346ccd983f867ac5f7039cb699b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283eaa9ec888e7fd5433fff1c70a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959530a6bcacd67543af98ea3240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747fe30057f4e836df4e901060d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66ebbb39d2eaa5977e86684d47f37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77f102440056fdafa5cff9cbf911a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8b97fad4825ebb86c1bedffffcc9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6e89f4d5f1eebebe552eca4ce2258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49db5bfee08ef4232ad1fe5530f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8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4"/>
        <table:table-column table:style-name="co23" table:default-cell-style-name="ce34"/>
        <table:table-column table:style-name="co10" table:number-columns-repeated="16377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52" office:value-type="string" calcext:value-type="string">
            <text:p>066eb70dd44b90210c97ddb94618393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物理实验</text:p>
          </table:table-cell>
          <table:table-cell table:style-name="ce54" office:value-type="string" calcext:value-type="string">
            <text:p>大学物理实验 讲义（2023年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0a989899a0724b171007e4adcb5f391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性代数公式归纳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0d3f8f6c537922dacec4ea5f5c2a9ee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运筹学题库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18f2d5bebf10f9adb3cf89614b0a47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</text:p>
          </table:table-cell>
          <table:table-cell table:style-name="ce52" office:value-type="string" calcext:value-type="string">
            <text:p>学解 考试宝典 大学（普通）物理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9b833b8934f45fccee0c8f1c3c1abe0</text:p>
          </table:table-cell>
          <table:table-cell table:style-name="ce52"/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期末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c3d7f68adab058635b158c4595b165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思维导图</text:p>
          </table:table-cell>
          <table:table-cell table:style-name="ce55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d81f9c30b9d5013d8e5d6beb4d74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高等数学（上）</text:p>
          </table:table-cell>
          <table:table-cell table:style-name="ce52" office:value-type="string" calcext:value-type="string">
            <text:p>积分精选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2f86b1c34727833d3572761e99368818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线性代数讲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4bf9c88e2a7ce920aa8854f75c4eea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据结构</text:p>
          </table:table-cell>
          <table:table-cell table:style-name="ce54" office:value-type="string" calcext:value-type="string">
            <text:p>数据结构习题集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7ede6b756b350460371b6d31c609d1b</text:p>
          </table:table-cell>
          <table:table-cell table:style-name="ce52"/>
          <table:table-cell table:style-name="ce52" office:value-type="string" calcext:value-type="string">
            <text:p>计算机网络</text:p>
          </table:table-cell>
          <table:table-cell table:style-name="ce52" office:value-type="string" calcext:value-type="string">
            <text:p>Computer Networks Fifth Edition Problem Solutions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3ad204d9f1ecfbde8832802fc3eee0b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4" office:value-type="string" calcext:value-type="string">
            <text:p>高等数学基础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3d6fa4f7305fb91e9c014e468037310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图学</text:p>
          </table:table-cell>
          <table:table-cell table:style-name="ce52" office:value-type="string" calcext:value-type="string">
            <text:p>工程制图习题解答</text:p>
          </table:table-cell>
          <table:table-cell table:style-name="ce52" office:value-type="string" calcext:value-type="string">
            <text:p>Q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3e5a331e25c57384ee12fdaca11823e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信号处理</text:p>
          </table:table-cell>
          <table:table-cell table:style-name="ce54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eb071b6be2e6614d27aa4d894c5149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题库/知识点</text:p>
          </table:table-cell>
          <table:table-cell table:style-name="ce55" office:value-type="string" calcext:value-type="string">
            <text:p>Q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fc6130e80ce9f651193a4668c3c582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17年数据结构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table:style-name="ce3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43f894ce7840714612c5aa265455f34a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考试宝典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58e9726b5c5dab42a432b80a44c58ca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子工程学院 电路与电子电路 各章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5aae01f0a98b3fc6d3d1b3ba807070e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代绿书2018版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2b43f8fbed2bb3087f2afc96fd89b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电路与逻辑系统</text:p>
          </table:table-cell>
          <table:table-cell table:style-name="ce52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80b6abcd0be13a2ea4acb1f31e2177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物联网工程</text:p>
          </table:table-cell>
          <table:table-cell table:style-name="ce52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6d7a3ce447f1b9f75b8bfee6e98275f7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考试宝典》中国近现代史纲要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726471bd31ef01df1c4d797b7402ef0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7983d676bb595b6be4f8993f556a1d3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奇数题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8087447999a9996dba3c54e32345aee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285ae9bb8aec3dbf665dd1bdf75b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实验</text:p>
          </table:table-cell>
          <table:table-cell table:style-name="ce52" office:value-type="string" calcext:value-type="string">
            <text:p>大学物理实验 讲义（2020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853903287d58621391474f65450b928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数学</text:p>
          </table:table-cell>
          <table:table-cell table:style-name="ce52" office:value-type="string" calcext:value-type="string">
            <text:p>复变函数与数学物理方法-部分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b3bc2a11252293e2c255aabf6d301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英语</text:p>
          </table:table-cell>
          <table:table-cell table:style-name="ce52" office:value-type="string" calcext:value-type="string">
            <text:p>新目标大学英语（第二版 第1册）视听说教程参考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978c539a2fcd228458118a0c07d59b8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字电路与逻辑系统</text:p>
          </table:table-cell>
          <table:table-cell table:style-name="ce52" office:value-type="string" calcext:value-type="string">
            <text:p>蜂考速成课《数字电子技术》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98e5627649bdfc873a0f4302349f4f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/电子电路基础</text:p>
          </table:table-cell>
          <table:table-cell table:style-name="ce52" office:value-type="string" calcext:value-type="string">
            <text:p>电子电路全书课后习题答案合并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a068341adf389097090e9bf05d53c02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721ecde2dde9effb76768da391ac49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学解 考试宝典 电路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aa28a9381ab134352f2d499eab39db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路分析基础俎云霄 课后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b674edeea9e45d58c94016b13351a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工程基础</text:p>
          </table:table-cell>
          <table:table-cell table:style-name="ce52" office:value-type="string" calcext:value-type="string">
            <text:p>《微波工程基础》实验教学手册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39de807ea75fc083b7b7ea31aeb851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高等数学（下）</text:p>
          </table:table-cell>
          <table:table-cell table:style-name="ce54" office:value-type="string" calcext:value-type="string">
            <text:p>期末复习讲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64f2c0becdce1d24d22b4fe9154fe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计算机基础</text:p>
          </table:table-cell>
          <table:table-cell table:style-name="ce52" office:value-type="string" calcext:value-type="string">
            <text:p>大学计算机基础练习题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e2114f4fa50282fe33485907706e5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计算机基础知识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624cb81305d085c690a40869394559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时间轴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b6fae3f7464a1f80021cf070ca73220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e10e83fe557073cbfe158737729a9d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框架</text:p>
          </table:table-cell>
          <table:table-cell table:style-name="ce52" office:value-type="string" calcext:value-type="string">
            <text:p>M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c5b8df80724f60c1ac23a4dbf72ae86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8e97b1d423103e1693c6a33eb5669a2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技术基础</text:p>
          </table:table-cell>
          <table:table-cell table:style-name="ce52" office:value-type="string" calcext:value-type="string">
            <text:p>廖承恩《微波技术基础》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cbbdc0828717c5d6eef6c9cc6e71b1c6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模拟电子技术</text:p>
          </table:table-cell>
          <table:table-cell table:style-name="ce52" office:value-type="string" calcext:value-type="string">
            <text:p>2015年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ea8d3fbbd654a034177eac609fdb01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思维导图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ff2fb2ee5eba8180781836ab9a268c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56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d0a4279569b9fe79de8d00dfa082739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知识点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1e32cef9a688384716b9001680c19f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d90c3c5665ae897fe9110e5a9ecbc0c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偶数题答案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b1d0153d20bc177c614f06981850a34</text:p>
          </table:table-cell>
          <table:table-cell table:style-name="ce52"/>
          <table:table-cell table:style-name="ce52" office:value-type="string" calcext:value-type="string">
            <text:p>随机信号分析与处理</text:p>
          </table:table-cell>
          <table:table-cell table:style-name="ce52" office:value-type="string" calcext:value-type="string">
            <text:p>罗鹏飞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c13924148a20b4efe4f81af0322063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操作系统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table:style-name="ce53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e66ce7007cd563e6c7e8acc58f27ef90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嵌入式系统控制与应用</text:p>
          </table:table-cell>
          <table:table-cell table:style-name="ce52" office:value-type="string" calcext:value-type="string">
            <text:p>嵌入式系统控制与应用 实验指导书（2015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e6869464777a90d754e3418cecd3bfb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通关宝典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7">
          <table:table-cell table:style-name="ce52" office:value-type="string" calcext:value-type="string">
            <text:p>eb30ada79c8df0abd0df64dc9e7be4fd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数据结构课件与资料-张海旸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27dbba58082d1aecb6cb90d7333a7c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知识点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f97243ad75e829b854175d43b3170df1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C++语言程序设计</text:p>
          </table:table-cell>
          <table:table-cell table:style-name="ce52" office:value-type="string" calcext:value-type="string">
            <text:p>C++程序设计 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b961636c3e8a00b42c2f4ead06134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梳理（第四章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18"/>
          <table:table-cell table:number-columns-repeated="16383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4:33:40.1528020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3T15:08:31.528999138</dc:date>
    <meta:editing-cycles>870</meta:editing-cycles>
    <meta:editing-duration>P4DT19H44M5S</meta:editing-duration>
    <meta:generator>LibreOffice/24.8.1.2$Linux_X86_64 LibreOffice_project/480$Build-2</meta:generator>
    <meta:document-statistic meta:table-count="3" meta:cell-count="5020" meta:object-count="0"/>
    <meta:user-defined meta:name="AppVersion">15.0000</meta:user-defined>
  </office:meta>
</office:document-meta>
</file>